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1.84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11.62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2.66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15.4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3"/>
          <table:covered-table-cell table:style-name="Default"/>
          <table:covered-table-cell table:number-columns-repeated="15"/>
          <table:table-cell table:number-columns-repeated="4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table:style-name="Default"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evious av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46666666666667" calcext:value-type="float">
            <text:p>0.015</text:p>
          </table:table-cell>
          <table:table-cell office:value-type="float" office:value="0.0183333333333333" calcext:value-type="float">
            <text:p>0.01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63333333333333" calcext:value-type="float">
            <text:p>0.016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office:value-type="float" office:value="0.0143333333333333" calcext:value-type="float">
            <text:p>0.014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19" calcext:value-type="float">
            <text:p>0.019</text:p>
          </table:table-cell>
          <table:table-cell office:value-type="float" office:value="0.0143333333333333" calcext:value-type="float">
            <text:p>0.0143333333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table:formula="of:=AVERAGE([.B3:.U3])" office:value-type="float" office:value="0.0179666666666667" calcext:value-type="float">
            <text:p>0.018</text:p>
          </table:table-cell>
          <table:table-cell table:style-name="ce2" office:value-type="float" office:value="0.01415" calcext:value-type="float">
            <text:p>0.014</text:p>
          </table:table-cell>
          <table:table-cell table:style-name="ce4" table:formula="of:=[.V3]/[.W3]" office:value-type="float" office:value="1.26972909305065" calcext:value-type="float">
            <text:p>1.27</text:p>
          </table:table-cell>
          <table:table-cell table:style-name="ce4" table:formula="of:=[.X3]-1" office:value-type="float" office:value="0.269729093050648" calcext:value-type="float">
            <text:p>0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0.0146666666666667" calcext:value-type="float">
            <text:p>0.015</text:p>
          </table:table-cell>
          <table:table-cell office:value-type="float" office:value="0.02" calcext:value-type="float">
            <text:p>0.020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76666666666667" calcext:value-type="float">
            <text:p>0.018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43333333333333" calcext:value-type="float">
            <text:p>0.024</text:p>
          </table:table-cell>
          <table:table-cell table:style-name="ce2" office:value-type="float" office:value="0.0193333333333333" calcext:value-type="float">
            <text:p>0.019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table:formula="of:=AVERAGE([.B4:.U4])" office:value-type="float" office:value="0.02015" calcext:value-type="float">
            <text:p>0.020</text:p>
          </table:table-cell>
          <table:table-cell table:style-name="ce2" office:value-type="float" office:value="0.01425" calcext:value-type="float">
            <text:p>0.014</text:p>
          </table:table-cell>
          <table:table-cell table:style-name="ce4" table:formula="of:=[.V4]/[.W4]" office:value-type="float" office:value="1.4140350877193" calcext:value-type="float">
            <text:p>1.41</text:p>
          </table:table-cell>
          <table:table-cell table:style-name="ce4" table:formula="of:=[.X4]-1" office:value-type="float" office:value="0.414035087719298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86666666666667" calcext:value-type="float">
            <text:p>0.019</text:p>
          </table:table-cell>
          <table:table-cell office:value-type="float" office:value="0.0226666666666667" calcext:value-type="float">
            <text:p>0.02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313333333333333" calcext:value-type="float">
            <text:p>0.031</text:p>
          </table:table-cell>
          <table:table-cell table:style-name="ce2" office:value-type="float" office:value="0.0286666666666667" calcext:value-type="float">
            <text:p>0.029</text:p>
          </table:table-cell>
          <table:table-cell table:style-name="ce2" office:value-type="float" office:value="0.0186666666666667" calcext:value-type="float">
            <text:p>0.019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73333333333333" calcext:value-type="float">
            <text:p>0.0173333333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table:formula="of:=AVERAGE([.B5:.U5])" office:value-type="float" office:value="0.0229333333333333" calcext:value-type="float">
            <text:p>0.023</text:p>
          </table:table-cell>
          <table:table-cell table:style-name="ce2" office:value-type="float" office:value="0.01835" calcext:value-type="float">
            <text:p>0.018</text:p>
          </table:table-cell>
          <table:table-cell table:style-name="ce4" table:formula="of:=[.V5]/[.W5]" office:value-type="float" office:value="1.24977293369664" calcext:value-type="float">
            <text:p>1.25</text:p>
          </table:table-cell>
          <table:table-cell table:style-name="ce4" table:formula="of:=[.X5]-1" office:value-type="float" office:value="0.24977293369664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6" calcext:value-type="float">
            <text:p>0.06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table:style-name="ce2" office:value-type="float" office:value="0.015" calcext:value-type="float">
            <text:p>0.015</text:p>
          </table:table-cell>
          <table:table-cell office:value-type="float" office:value="0.0236666666666667" calcext:value-type="float">
            <text:p>0.024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483333333333333" calcext:value-type="float">
            <text:p>0.04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53333333333333" calcext:value-type="float">
            <text:p>0.025</text:p>
          </table:table-cell>
          <table:table-cell table:style-name="ce2" office:value-type="float" office:value="0.0306666666666667" calcext:value-type="float">
            <text:p>0.03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table:formula="of:=AVERAGE([.Q7:.Q9])" office:value-type="float" office:value="0.0257777777777778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93333333333333" calcext:value-type="float">
            <text:p>0.0193333333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table:formula="of:=AVERAGE([.B6:.U6])" office:value-type="float" office:value="0.0282722222222222" calcext:value-type="float">
            <text:p>0.028</text:p>
          </table:table-cell>
          <table:table-cell table:style-name="ce2" office:value-type="float" office:value="0.5206" calcext:value-type="float">
            <text:p>0.521</text:p>
          </table:table-cell>
          <table:table-cell table:style-name="ce4" table:formula="of:=[.V6]/[.W6]" office:value-type="float" office:value="0.0543069962009647" calcext:value-type="float">
            <text:p>0.05</text:p>
          </table:table-cell>
          <table:table-cell table:style-name="ce4" table:formula="of:=[.X6]-1" office:value-type="float" office:value="-0.945693003799035" calcext:value-type="float">
            <text:p>-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" calcext:value-type="float">
            <text:p>0.026</text:p>
          </table:table-cell>
          <table:table-cell table:style-name="ce2" office:value-type="float" office:value="0.015" calcext:value-type="float">
            <text:p>0.015</text:p>
          </table:table-cell>
          <table:table-cell office:value-type="float" office:value="0.0253333333333333" calcext:value-type="float">
            <text:p>0.025</text:p>
          </table:table-cell>
          <table:table-cell table:style-name="ce2" table:formula="of:=AVERAGE([.F8:.F10])" office:value-type="float" office:value="0.0277777777777778" calcext:value-type="float">
            <text:p>0.028</text:p>
          </table:table-cell>
          <table:table-cell table:style-name="ce2" office:value-type="float" office:value="0.0213333333333333" calcext:value-type="float">
            <text:p>0.02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583333333333333" calcext:value-type="float">
            <text:p>0.058</text:p>
          </table:table-cell>
          <table:table-cell table:style-name="ce2" office:value-type="float" office:value="0.0316666666666667" calcext:value-type="float">
            <text:p>0.032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786666666666667" calcext:value-type="float">
            <text:p>0.079</text:p>
          </table:table-cell>
          <table:table-cell table:style-name="ce2" office:value-type="float" office:value="0.0363333333333333" calcext:value-type="float">
            <text:p>0.036</text:p>
          </table:table-cell>
          <table:table-cell table:style-name="ce2" office:value-type="float" office:value="0.0353333333333333" calcext:value-type="float">
            <text:p>0.035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23333333333333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table:formula="of:=AVERAGE([.B7:.U7])" office:value-type="float" office:value="0.0370055555555556" calcext:value-type="float">
            <text:p>0.037</text:p>
          </table:table-cell>
          <table:table-cell table:style-name="ce2" office:value-type="float" office:value="0.53665" calcext:value-type="float">
            <text:p>0.537</text:p>
          </table:table-cell>
          <table:table-cell table:style-name="ce4" table:formula="of:=[.V7]/[.W7]" office:value-type="float" office:value="0.0689565928548506" calcext:value-type="float">
            <text:p>0.07</text:p>
          </table:table-cell>
          <table:table-cell table:style-name="ce4" table:formula="of:=[.X7]-1" office:value-type="float" office:value="-0.931043407145149" calcext:value-type="float">
            <text:p>-0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4" calcext:value-type="float">
            <text:p>0.024</text:p>
          </table:table-cell>
          <table:table-cell table:style-name="ce2" office:value-type="float" office:value="0.0173333333333333" calcext:value-type="float">
            <text:p>0.017</text:p>
          </table:table-cell>
          <table:table-cell office:value-type="float" office:value="0.0243333333333333" calcext:value-type="float">
            <text:p>0.024</text:p>
          </table:table-cell>
          <table:table-cell table:style-name="ce2" office:value-type="float" office:value="0.0466666666666667" calcext:value-type="float">
            <text:p>0.04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783333333333333" calcext:value-type="float">
            <text:p>0.078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199" calcext:value-type="float">
            <text:p>0.199</text:p>
          </table:table-cell>
          <table:table-cell table:style-name="ce2" office:value-type="float" office:value="0.158666666666667" calcext:value-type="float">
            <text:p>0.159</text:p>
          </table:table-cell>
          <table:table-cell table:style-name="ce2" office:value-type="float" office:value="0.0326666666666667" calcext:value-type="float">
            <text:p>0.03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0296666666666667" calcext:value-type="float">
            <text:p>0.030</text:p>
          </table:table-cell>
          <table:table-cell table:style-name="ce2" table:formula="of:=AVERAGE([.B8:.U8])" office:value-type="float" office:value="0.08895" calcext:value-type="float">
            <text:p>0.089</text:p>
          </table:table-cell>
          <table:table-cell table:style-name="ce2" office:value-type="float" office:value="1.4976" calcext:value-type="float">
            <text:p>1.498</text:p>
          </table:table-cell>
          <table:table-cell table:style-name="ce4" table:formula="of:=[.V8]/[.W8]" office:value-type="float" office:value="0.0593950320512821" calcext:value-type="float">
            <text:p>0.06</text:p>
          </table:table-cell>
          <table:table-cell table:style-name="ce4" table:formula="of:=[.X8]-1" office:value-type="float" office:value="-0.940604967948718" calcext:value-type="float">
            <text:p>-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table:style-name="ce2" office:value-type="float" office:value="0.05" calcext:value-type="float">
            <text:p>0.050</text:p>
          </table:table-cell>
          <table:table-cell office:value-type="float" office:value="0.037" calcext:value-type="float">
            <text:p>0.037</text:p>
          </table:table-cell>
          <table:table-cell table:style-name="ce2" office:value-type="float" office:value="0.0176666666666667" calcext:value-type="float">
            <text:p>0.018</text:p>
          </table:table-cell>
          <table:table-cell office:value-type="float" office:value="0.03" calcext:value-type="float">
            <text:p>0.030</text:p>
          </table:table-cell>
          <table:table-cell table:style-name="ce2" office:value-type="float" office:value="0.155333333333333" calcext:value-type="float">
            <text:p>0.155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9" calcext:value-type="float">
            <text:p>0.090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499333333333333" calcext:value-type="float">
            <text:p>0.499</text:p>
          </table:table-cell>
          <table:table-cell table:style-name="ce2" office:value-type="float" office:value="0.12" calcext:value-type="float">
            <text:p>0.120</text:p>
          </table:table-cell>
          <table:table-cell table:style-name="ce2" office:value-type="float" office:value="0.0386666666666667" calcext:value-type="float">
            <text:p>0.039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table:formula="of:=AVERAGE([.B9:.U9])" office:value-type="float" office:value="0.4591" calcext:value-type="float">
            <text:p>0.459</text:p>
          </table:table-cell>
          <table:table-cell table:style-name="ce2" office:value-type="float" office:value="2.45855" calcext:value-type="float">
            <text:p>2.459</text:p>
          </table:table-cell>
          <table:table-cell table:style-name="ce4" table:formula="of:=[.V9]/[.W9]" office:value-type="float" office:value="0.186736084277318" calcext:value-type="float">
            <text:p>0.19</text:p>
          </table:table-cell>
          <table:table-cell table:style-name="ce4" table:formula="of:=[.X9]-1" office:value-type="float" office:value="-0.813263915722682" calcext:value-type="float">
            <text:p>-0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0.029" calcext:value-type="float">
            <text:p>0.029</text:p>
          </table:table-cell>
          <table:table-cell table:style-name="ce2" office:value-type="float" office:value="0.280666666666667" calcext:value-type="float">
            <text:p>0.28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153333333333333" calcext:value-type="float">
            <text:p>0.015</text:p>
          </table:table-cell>
          <table:table-cell table:style-name="ce2" office:value-type="float" office:value="0.118666666666667" calcext:value-type="float">
            <text:p>0.119</text:p>
          </table:table-cell>
          <table:table-cell table:style-name="ce2" office:value-type="float" office:value="0.0603333333333333" calcext:value-type="float">
            <text:p>0.06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2.09666666666667" calcext:value-type="float">
            <text:p>2.097</text:p>
          </table:table-cell>
          <table:table-cell table:style-name="ce2" office:value-type="float" office:value="0.216333333333333" calcext:value-type="float">
            <text:p>0.216</text:p>
          </table:table-cell>
          <table:table-cell table:style-name="ce2" office:value-type="float" office:value="0.0436666666666667" calcext:value-type="float">
            <text:p>0.044</text:p>
          </table:table-cell>
          <table:table-cell table:style-name="ce2" office:value-type="float" office:value="0.0433333333333333" calcext:value-type="float">
            <text:p>0.04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266666666666667" calcext:value-type="float">
            <text:p>0.027</text:p>
          </table:table-cell>
          <table:table-cell office:value-type="float" office:value="0.0453333333333333" calcext:value-type="float">
            <text:p>0.0453333333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table:formula="of:=AVERAGE([.B10:.U10])" office:value-type="float" office:value="0.661616666666667" calcext:value-type="float">
            <text:p>0.662</text:p>
          </table:table-cell>
          <table:table-cell table:style-name="ce2" office:value-type="float" office:value="2.63545" calcext:value-type="float">
            <text:p>2.635</text:p>
          </table:table-cell>
          <table:table-cell table:style-name="ce4" table:formula="of:=[.V10]/[.W10]" office:value-type="float" office:value="0.251045046070564" calcext:value-type="float">
            <text:p>0.25</text:p>
          </table:table-cell>
          <table:table-cell table:style-name="ce4" table:formula="of:=[.X10]-1" office:value-type="float" office:value="-0.748954953929436" calcext:value-type="float">
            <text:p>-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table:style-name="ce2" office:value-type="float" office:value="2.73866666666667" calcext:value-type="float">
            <text:p>2.739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0693333333333333" calcext:value-type="float">
            <text:p>0.069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5.62033333333333" calcext:value-type="float">
            <text:p>5.620</text:p>
          </table:table-cell>
          <table:table-cell table:style-name="ce2" office:value-type="float" office:value="0.683333333333333" calcext:value-type="float">
            <text:p>0.683</text:p>
          </table:table-cell>
          <table:table-cell table:style-name="ce2" office:value-type="float" office:value="0.0493333333333333" calcext:value-type="float">
            <text:p>0.049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52" calcext:value-type="float">
            <text:p>0.052</text:p>
          </table:table-cell>
          <table:table-cell table:style-name="ce2" office:value-type="float" office:value="0.0493333333333333" calcext:value-type="float">
            <text:p>0.049</text:p>
          </table:table-cell>
          <table:table-cell table:style-name="ce2" table:formula="of:=AVERAGE([.B11:.U11])" office:value-type="float" office:value="0.986516666666667" calcext:value-type="float">
            <text:p>0.987</text:p>
          </table:table-cell>
          <table:table-cell table:style-name="ce2" office:value-type="float" office:value="2.8461" calcext:value-type="float">
            <text:p>2.846</text:p>
          </table:table-cell>
          <table:table-cell table:style-name="ce4" table:formula="of:=[.V11]/[.W11]" office:value-type="float" office:value="0.346620521649509" calcext:value-type="float">
            <text:p>0.35</text:p>
          </table:table-cell>
          <table:table-cell table:style-name="ce4" table:formula="of:=[.X11]-1" office:value-type="float" office:value="-0.653379478350491" calcext:value-type="float">
            <text:p>-0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0.0176666666666667" calcext:value-type="float">
            <text:p>0.018</text:p>
          </table:table-cell>
          <table:table-cell office:value-type="float" office:value="0.0286666666666667" calcext:value-type="float">
            <text:p>0.029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float" office:value="0.0846666666666667" calcext:value-type="float">
            <text:p>0.085</text:p>
          </table:table-cell>
          <table:table-cell table:style-name="ce2" office:value-type="float" office:value="0.0276666666666667" calcext:value-type="float">
            <text:p>0.028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2.857" calcext:value-type="float">
            <text:p>2.857</text:p>
          </table:table-cell>
          <table:table-cell table:style-name="ce2" office:value-type="float" office:value="0.0616666666666667" calcext:value-type="float">
            <text:p>0.06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8" calcext:value-type="float">
            <text:p>0.028</text:p>
          </table:table-cell>
          <table:table-cell office:value-type="float" office:value="0.0526666666666667" calcext:value-type="float">
            <text:p>0.0526666667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table:formula="of:=AVERAGE([.B12:.U12])" office:value-type="float" office:value="1.68381666666667" calcext:value-type="float">
            <text:p>1.684</text:p>
          </table:table-cell>
          <table:table-cell table:style-name="ce2" office:value-type="float" office:value="3.2837" calcext:value-type="float">
            <text:p>3.284</text:p>
          </table:table-cell>
          <table:table-cell table:style-name="ce4" table:formula="of:=[.V12]/[.W12]" office:value-type="float" office:value="0.512780298646852" calcext:value-type="float">
            <text:p>0.51</text:p>
          </table:table-cell>
          <table:table-cell table:style-name="ce4" table:formula="of:=[.X12]-1" office:value-type="float" office:value="-0.487219701353148" calcext:value-type="float">
            <text:p>-0.49</text:p>
          </table:table-cell>
        </table:table-row>
        <table:table-row table:style-name="ro1">
          <table:table-cell table:number-columns-repeated="11"/>
          <table:table-cell table:style-name="ce2"/>
          <table:table-cell table:number-columns-repeated="11"/>
          <table:table-cell table:style-name="ce4" table:formula="of:=AVERAGE([.X3:.X12])" office:value-type="float" office:value="0.541337768621793" calcext:value-type="float">
            <text:p>0.54</text:p>
          </table:table-cell>
          <table:table-cell table:style-name="ce4" table:formula="of:=[.X13]-1" office:value-type="float" office:value="-0.458662231378207" calcext:value-type="float">
            <text:p>-0.46</text:p>
          </table:table-cell>
        </table:table-row>
        <table:table-row table:style-name="ro1">
          <table:table-cell/>
          <table:table-cell table:formula="of:=AVERAGE(8;10;10)" office:value-type="float" office:value="9.33333333333333" calcext:value-type="float">
            <text:p>9.3333333333</text:p>
          </table:table-cell>
          <table:table-cell table:number-columns-repeated="19"/>
          <table:table-cell table:style-name="ce2" table:formula="of:=AVERAGE([.V3:.V5])" office:value-type="float" office:value="0.02035" calcext:value-type="float">
            <text:p>0.020</text:p>
          </table:table-cell>
          <table:table-cell table:style-name="ce2" table:formula="of:=AVERAGE([.W3:.W5])" office:value-type="float" office:value="0.0155833333333333" calcext:value-type="float">
            <text:p>0.0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5"/>
          <table:table-cell table:style-name="Default"/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9"/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205.94mm" svg:height="121.5mm" svg:x="0.01mm" svg:y="0.01mm">
            <loext:p draw:notify-on-update-of-ranges="DATA.A3:DATA.A12 DATA.Y3:DATA.Y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8:46:34.896405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20:39:51.134013039</dc:date>
    <dc:creator>Yu-Yang Lin</dc:creator>
    <meta:editing-duration>PT4H26M25S</meta:editing-duration>
    <meta:editing-cycles>33</meta:editing-cycles>
    <meta:generator>LibreOffice/5.0.6.2$Linux_X86_64 LibreOffice_project/00$Build-2</meta:generator>
    <meta:document-statistic meta:table-count="3" meta:cell-count="2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697cm" svg:y="3.099cm" svg:width="25.783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22">
                <text:p>0.022</text:p>
                <draw:g>
                  <svg:desc>DATA.B3:DATA.B12</svg:desc>
                </draw:g>
              </table:table-cell>
              <table:table-cell office:value-type="float" office:value="0.014">
                <text:p>0.014</text:p>
                <draw:g>
                  <svg:desc>DATA.C3:DATA.C12</svg:desc>
                </draw:g>
              </table:table-cell>
              <table:table-cell office:value-type="float" office:value="0.017">
                <text:p>0.017</text:p>
                <draw:g>
                  <svg:desc>DATA.D3:DATA.D12</svg:desc>
                </draw:g>
              </table:table-cell>
              <table:table-cell office:value-type="float" office:value="0.0146666666666667">
                <text:p>0.0146666666666667</text:p>
                <draw:g>
                  <svg:desc>DATA.E3:DATA.E12</svg:desc>
                </draw:g>
              </table:table-cell>
              <table:table-cell office:value-type="float" office:value="0.0183333333333333">
                <text:p>0.0183333333333333</text:p>
                <draw:g>
                  <svg:desc>DATA.F3:DATA.F12</svg:desc>
                </draw:g>
              </table:table-cell>
              <table:table-cell office:value-type="float" office:value="0.017">
                <text:p>0.017</text:p>
                <draw:g>
                  <svg:desc>DATA.G3:DATA.G12</svg:desc>
                </draw:g>
              </table:table-cell>
              <table:table-cell office:value-type="float" office:value="0.02">
                <text:p>0.02</text:p>
                <draw:g>
                  <svg:desc>DATA.H3:DATA.H12</svg:desc>
                </draw:g>
              </table:table-cell>
              <table:table-cell office:value-type="float" office:value="0.0163333333333333">
                <text:p>0.0163333333333333</text:p>
                <draw:g>
                  <svg:desc>DATA.I3:DATA.I12</svg:desc>
                </draw:g>
              </table:table-cell>
              <table:table-cell office:value-type="float" office:value="0.0206666666666667">
                <text:p>0.0206666666666667</text:p>
                <draw:g>
                  <svg:desc>DATA.J3:DATA.J12</svg:desc>
                </draw:g>
              </table:table-cell>
              <table:table-cell office:value-type="float" office:value="0.0203333333333333">
                <text:p>0.0203333333333333</text:p>
                <draw:g>
                  <svg:desc>DATA.K3:DATA.K12</svg:desc>
                </draw:g>
              </table:table-cell>
              <table:table-cell office:value-type="float" office:value="0.021">
                <text:p>0.021</text:p>
                <draw:g>
                  <svg:desc>DATA.L3:DATA.L12</svg:desc>
                </draw:g>
              </table:table-cell>
              <table:table-cell office:value-type="float" office:value="0.0216666666666667">
                <text:p>0.0216666666666667</text:p>
                <draw:g>
                  <svg:desc>DATA.M3:DATA.M12</svg:desc>
                </draw:g>
              </table:table-cell>
              <table:table-cell office:value-type="float" office:value="0.0173333333333333">
                <text:p>0.0173333333333333</text:p>
                <draw:g>
                  <svg:desc>DATA.N3:DATA.N12</svg:desc>
                </draw:g>
              </table:table-cell>
              <table:table-cell office:value-type="float" office:value="0.0143333333333333">
                <text:p>0.0143333333333333</text:p>
                <draw:g>
                  <svg:desc>DATA.O3:DATA.O12</svg:desc>
                </draw:g>
              </table:table-cell>
              <table:table-cell office:value-type="float" office:value="0.0203333333333333">
                <text:p>0.0203333333333333</text:p>
                <draw:g>
                  <svg:desc>DATA.P3:DATA.P12</svg:desc>
                </draw:g>
              </table:table-cell>
              <table:table-cell office:value-type="float" office:value="0.017">
                <text:p>0.017</text:p>
                <draw:g>
                  <svg:desc>DATA.Q3:DATA.Q12</svg:desc>
                </draw:g>
              </table:table-cell>
              <table:table-cell office:value-type="float" office:value="0.0166666666666667">
                <text:p>0.0166666666666667</text:p>
                <draw:g>
                  <svg:desc>DATA.R3:DATA.R12</svg:desc>
                </draw:g>
              </table:table-cell>
              <table:table-cell office:value-type="float" office:value="0.019">
                <text:p>0.019</text:p>
                <draw:g>
                  <svg:desc>DATA.S3:DATA.S12</svg:desc>
                </draw:g>
              </table:table-cell>
              <table:table-cell office:value-type="float" office:value="0.0143333333333333">
                <text:p>0.0143333333333333</text:p>
                <draw:g>
                  <svg:desc>DATA.T3:DATA.T12</svg:desc>
                </draw:g>
              </table:table-cell>
              <table:table-cell office:value-type="float" office:value="0.0173333333333333">
                <text:p>0.0173333333333333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">
                <text:p>0.022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38">
                <text:p>0.038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6666666666667">
                <text:p>0.0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83333333333333">
                <text:p>0.048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57777777777778">
                <text:p>0.025777777777777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">
                <text:p>0.152</text:p>
              </table:table-cell>
              <table:table-cell office:value-type="float" office:value="0.038">
                <text:p>0.038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786666666666667">
                <text:p>0.0786666666666667</text:p>
              </table:table-cell>
              <table:table-cell office:value-type="float" office:value="0.0363333333333333">
                <text:p>0.036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4">
                <text:p>0.024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048">
                <text:p>0.048</text:p>
              </table:table-cell>
              <table:table-cell office:value-type="float" office:value="0.024">
                <text:p>0.024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783333333333333">
                <text:p>0.0783333333333333</text:p>
              </table:table-cell>
              <table:table-cell office:value-type="float" office:value="0.041">
                <text:p>0.041</text:p>
              </table:table-cell>
              <table:table-cell office:value-type="float" office:value="0.025">
                <text:p>0.025</text:p>
              </table:table-cell>
              <table:table-cell office:value-type="float" office:value="0.199">
                <text:p>0.199</text:p>
              </table:table-cell>
              <table:table-cell office:value-type="float" office:value="0.158666666666667">
                <text:p>0.158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296666666666667">
                <text:p>0.029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864">
                <text:p>7.864</text:p>
              </table:table-cell>
              <table:table-cell office:value-type="float" office:value="0.05">
                <text:p>0.05</text:p>
              </table:table-cell>
              <table:table-cell office:value-type="float" office:value="0.037">
                <text:p>0.03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0.155333333333333">
                <text:p>0.155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0.052">
                <text:p>0.052</text:p>
              </table:table-cell>
              <table:table-cell office:value-type="float" office:value="0.026">
                <text:p>0.026</text:p>
              </table:table-cell>
              <table:table-cell office:value-type="float" office:value="0.499333333333333">
                <text:p>0.499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0386666666666667">
                <text:p>0.038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23333333333333">
                <text:p>0.022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6">
                <text:p>0.066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29">
                <text:p>0.029</text:p>
              </table:table-cell>
              <table:table-cell office:value-type="float" office:value="0.280666666666667">
                <text:p>0.280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118666666666667">
                <text:p>0.118666666666667</text:p>
              </table:table-cell>
              <table:table-cell office:value-type="float" office:value="0.0603333333333333">
                <text:p>0.060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2.09666666666667">
                <text:p>2.09666666666667</text:p>
              </table:table-cell>
              <table:table-cell office:value-type="float" office:value="0.216333333333333">
                <text:p>0.216333333333333</text:p>
              </table:table-cell>
              <table:table-cell office:value-type="float" office:value="0.0436666666666667">
                <text:p>0.0436666666666667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9">
                <text:p>0.069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73866666666667">
                <text:p>2.738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115">
                <text:p>0.115</text:p>
              </table:table-cell>
              <table:table-cell office:value-type="float" office:value="0.0693333333333333">
                <text:p>0.069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5.62033333333333">
                <text:p>5.62033333333333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52">
                <text:p>0.052</text:p>
              </table:table-cell>
              <table:table-cell office:value-type="float" office:value="0.0493333333333333">
                <text:p>0.049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8">
                <text:p>0.078</text:p>
              </table:table-cell>
              <table:table-cell office:value-type="float" office:value="0.041">
                <text:p>0.041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182">
                <text:p>0.182</text:p>
              </table:table-cell>
              <table:table-cell office:value-type="float" office:value="0.0846666666666667">
                <text:p>0.084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10">
                <text:p>10</text:p>
              </table:table-cell>
              <table:table-cell office:value-type="float" office:value="2.857">
                <text:p>2.857</text:p>
              </table:table-cell>
              <table:table-cell office:value-type="float" office:value="0.0616666666666667">
                <text:p>0.0616666666666667</text:p>
              </table:table-cell>
              <table:table-cell office:value-type="float" office:value="0.058">
                <text:p>0.058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526666666666667">
                <text:p>0.0526666666666667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5cm" svg:height="12.151cm" xlink:href=".." xlink:type="simple" chart:class="chart:scatter" chart:style-name="ch1">
        <chart:plot-area chart:style-name="ch2" table:cell-range-address="DATA.A3:DATA.A12 DATA.Y3:DATA.Y12" svg:x="1.422cm" svg:y="0.243cm" svg:width="18.762cm" svg:height="10.684cm">
          <chartooo:coordinate-region svg:x="2.44cm" svg:y="0.442cm" svg:width="17.557cm" svg:height="10.286cm"/>
          <chart:axis chart:dimension="x" chart:name="primary-x" chart:style-name="ch3">
            <chart:title svg:x="10.045cm" svg:y="11.17cm" chart:style-name="ch4">
              <text:p>Bound (k)</text:p>
            </chart:title>
          </chart:axis>
          <chart:axis chart:dimension="y" chart:name="primary-y" chart:style-name="ch5">
            <chart:title svg:x="0.451cm" svg:y="7.997cm" chart:style-name="ch6">
              <text:p>(%) increase in computation time</text:p>
            </chart:title>
            <chart:grid chart:style-name="ch7" chart:class="major"/>
          </chart:axis>
          <chart:series chart:style-name="ch8" chart:values-cell-range-address="DATA.Y3:DATA.Y12" chart:class="chart:scatter">
            <chart:domain table:cell-range-address="DATA.A3:DATA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269729093050648">
                <text:p>0.269729093050648</text:p>
                <draw:g>
                  <svg:desc>DATA.Y3:DATA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4035087719298">
                <text:p>0.414035087719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4977293369664">
                <text:p>0.2497729336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945693003799035">
                <text:p>-0.945693003799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931043407145149">
                <text:p>-0.931043407145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940604967948718">
                <text:p>-0.940604967948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813263915722682">
                <text:p>-0.81326391572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748954953929436">
                <text:p>-0.74895495392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653379478350491">
                <text:p>-0.653379478350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487219701353148">
                <text:p>-0.487219701353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